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>
        <table:table-column table:style-name="co1" table:number-columns-repeated="10" table:default-cell-style-name="Default"/>
        <table:table-row table:style-name="ro1">
          <table:table-cell table:number-columns-repeated="9"/>
          <table:table-cell office:value-type="string" calcext:value-type="string">
            <text:p>fdo43700</text:p>
          </table:table-cell>
        </table:table-row>
      </table:table>
      <table:table table:name="List2" table:style-name="ta1">
        <table:table-column table:style-name="co1" table:number-columns-repeated="7" table:default-cell-style-name="Default"/>
        <table:table-row table:style-name="ro1">
          <table:table-cell table:number-columns-repeated="6"/>
          <table:table-cell office:value-type="string" calcext:value-type="string">
            <text:p>Bug 43700 - ROWS(), COLUMNS() and SHEETS() don't work with external referenc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ata for test of bug 43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.00.0000</text:date>, <text:time style:data-style-name="N2" text:time-value="20:52:28.24175381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1:22:19.695000000</meta:creation-date>
    <meta:editing-duration>PT2M16S</meta:editing-duration>
    <meta:editing-cycles>3</meta:editing-cycles>
    <meta:generator>LibreOfficeDev/4.5.0.0.alpha0$Linux_X86_64 LibreOffice_project/7f476fea47f06a7f8cc961dd4f6595a524346fa5</meta:generator>
    <dc:date>2015-01-05T20:52:48.417330760</dc:date>
    <meta:document-statistic meta:table-count="2" meta:cell-count="4" meta:object-count="0"/>
  </office:meta>
</office:document-meta>
</file>